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49pt" svg:height="254.86pt" svg:x="378.28pt" svg:y="103.69pt">
            <draw:object draw:notify-on-update-of-ranges="Sheet1.D2:Sheet1.D27 Sheet1.I2:Sheet1.I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3"/>
          <table:table-cell office:value-type="string" calcext:value-type="string">
            <text:p>Area (m²)</text:p>
          </table:table-cell>
          <table:table-cell table:number-columns-repeated="4"/>
          <table:table-cell office:value-type="string" calcext:value-type="string">
            <text:p>Price (2016 USD)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r-101</text:p>
          </table:table-cell>
          <table:table-cell office:value-type="string" calcext:value-type="string">
            <text:p>Be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000" calcext:value-type="float">
            <text:p>176000</text:p>
          </table:table-cell>
          <table:table-cell office:value-type="float" office:value="264000" calcext:value-type="float">
            <text:p>264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02</text:p>
          </table:table-cell>
          <table:table-cell office:value-type="string" calcext:value-type="string">
            <text:p>Bent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215000" calcext:value-type="float">
            <text:p>215000</text:p>
          </table:table-cell>
          <table:table-cell office:value-type="float" office:value="323000" calcext:value-type="float">
            <text:p>323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03</text:p>
          </table:table-cell>
          <table:table-cell office:value-type="string" calcext:value-type="string">
            <text:p>Ben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49000" calcext:value-type="float">
            <text:p>249000</text:p>
          </table:table-cell>
          <table:table-cell office:value-type="float" office:value="373000" calcext:value-type="float">
            <text:p>373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04</text:p>
          </table:table-cell>
          <table:table-cell office:value-type="string" calcext:value-type="string">
            <text:p>Ben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04000" calcext:value-type="float">
            <text:p>304000</text:p>
          </table:table-cell>
          <table:table-cell office:value-type="float" office:value="457000" calcext:value-type="float">
            <text:p>457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05</text:p>
          </table:table-cell>
          <table:table-cell office:value-type="string" calcext:value-type="string">
            <text:p>Be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51000" calcext:value-type="float">
            <text:p>351000</text:p>
          </table:table-cell>
          <table:table-cell office:value-type="float" office:value="527000" calcext:value-type="float">
            <text:p>527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06</text:p>
          </table:table-cell>
          <table:table-cell office:value-type="string" calcext:value-type="string">
            <text:p>Be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93000" calcext:value-type="float">
            <text:p>393000</text:p>
          </table:table-cell>
          <table:table-cell office:value-type="float" office:value="589000" calcext:value-type="float">
            <text:p>589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07</text:p>
          </table:table-cell>
          <table:table-cell office:value-type="string" calcext:value-type="string">
            <text:p>Bent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65000" calcext:value-type="float">
            <text:p>465000</text:p>
          </table:table-cell>
          <table:table-cell office:value-type="float" office:value="697000" calcext:value-type="float">
            <text:p>697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08</text:p>
          </table:table-cell>
          <table:table-cell office:value-type="string" calcext:value-type="string">
            <text:p>Bent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27000" calcext:value-type="float">
            <text:p>527000</text:p>
          </table:table-cell>
          <table:table-cell office:value-type="float" office:value="791000" calcext:value-type="float">
            <text:p>791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09</text:p>
          </table:table-cell>
          <table:table-cell office:value-type="string" calcext:value-type="string">
            <text:p>Be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583000" calcext:value-type="float">
            <text:p>583000</text:p>
          </table:table-cell>
          <table:table-cell office:value-type="float" office:value="874000" calcext:value-type="float">
            <text:p>874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0</text:p>
          </table:table-cell>
          <table:table-cell office:value-type="string" calcext:value-type="string">
            <text:p>Bent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634000" calcext:value-type="float">
            <text:p>634000</text:p>
          </table:table-cell>
          <table:table-cell office:value-type="float" office:value="950000" calcext:value-type="float">
            <text:p>95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1</text:p>
          </table:table-cell>
          <table:table-cell office:value-type="string" calcext:value-type="string">
            <text:p>Bent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681000" calcext:value-type="float">
            <text:p>681000</text:p>
          </table:table-cell>
          <table:table-cell office:value-type="float" office:value="1020000" calcext:value-type="float">
            <text:p>102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2</text:p>
          </table:table-cell>
          <table:table-cell office:value-type="string" calcext:value-type="string">
            <text:p>Bent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725000" calcext:value-type="float">
            <text:p>725000</text:p>
          </table:table-cell>
          <table:table-cell office:value-type="float" office:value="1090000" calcext:value-type="float">
            <text:p>109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3</text:p>
          </table:table-cell>
          <table:table-cell office:value-type="string" calcext:value-type="string">
            <text:p>Bent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86000" calcext:value-type="float">
            <text:p>786000</text:p>
          </table:table-cell>
          <table:table-cell office:value-type="float" office:value="1180000" calcext:value-type="float">
            <text:p>118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4</text:p>
          </table:table-cell>
          <table:table-cell office:value-type="string" calcext:value-type="string">
            <text:p>Bent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843000" calcext:value-type="float">
            <text:p>843000</text:p>
          </table:table-cell>
          <table:table-cell office:value-type="float" office:value="1260000" calcext:value-type="float">
            <text:p>126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5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879000" calcext:value-type="float">
            <text:p>879000</text:p>
          </table:table-cell>
          <table:table-cell office:value-type="float" office:value="1320000" calcext:value-type="float">
            <text:p>132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6</text:p>
          </table:table-cell>
          <table:table-cell office:value-type="string" calcext:value-type="string">
            <text:p>Bent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963000" calcext:value-type="float">
            <text:p>963000</text:p>
          </table:table-cell>
          <table:table-cell office:value-type="float" office:value="1440000" calcext:value-type="float">
            <text:p>144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7</text:p>
          </table:table-cell>
          <table:table-cell office:value-type="string" calcext:value-type="string">
            <text:p>Bent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040000" calcext:value-type="float">
            <text:p>1040000</text:p>
          </table:table-cell>
          <table:table-cell office:value-type="float" office:value="1560000" calcext:value-type="float">
            <text:p>156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8</text:p>
          </table:table-cell>
          <table:table-cell office:value-type="string" calcext:value-type="string">
            <text:p>Bent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110000" calcext:value-type="float">
            <text:p>1110000</text:p>
          </table:table-cell>
          <table:table-cell office:value-type="float" office:value="1670000" calcext:value-type="float">
            <text:p>167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19</text:p>
          </table:table-cell>
          <table:table-cell office:value-type="string" calcext:value-type="string">
            <text:p>Bent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180000" calcext:value-type="float">
            <text:p>1180000</text:p>
          </table:table-cell>
          <table:table-cell office:value-type="float" office:value="1770000" calcext:value-type="float">
            <text:p>177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20</text:p>
          </table:table-cell>
          <table:table-cell office:value-type="string" calcext:value-type="string">
            <text:p>Bent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240000" calcext:value-type="float">
            <text:p>1240000</text:p>
          </table:table-cell>
          <table:table-cell office:value-type="float" office:value="1860000" calcext:value-type="float">
            <text:p>186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21</text:p>
          </table:table-cell>
          <table:table-cell office:value-type="string" calcext:value-type="string">
            <text:p>Bent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1360000" calcext:value-type="float">
            <text:p>1360000</text:p>
          </table:table-cell>
          <table:table-cell office:value-type="float" office:value="2040000" calcext:value-type="float">
            <text:p>204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22</text:p>
          </table:table-cell>
          <table:table-cell office:value-type="string" calcext:value-type="string">
            <text:p>Bent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1470000" calcext:value-type="float">
            <text:p>1470000</text:p>
          </table:table-cell>
          <table:table-cell office:value-type="float" office:value="2210000" calcext:value-type="float">
            <text:p>221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23</text:p>
          </table:table-cell>
          <table:table-cell office:value-type="string" calcext:value-type="string">
            <text:p>Bent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1570000" calcext:value-type="float">
            <text:p>1570000</text:p>
          </table:table-cell>
          <table:table-cell office:value-type="float" office:value="2360000" calcext:value-type="float">
            <text:p>236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24</text:p>
          </table:table-cell>
          <table:table-cell office:value-type="string" calcext:value-type="string">
            <text:p>Bent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1670000" calcext:value-type="float">
            <text:p>1670000</text:p>
          </table:table-cell>
          <table:table-cell office:value-type="float" office:value="2500000" calcext:value-type="float">
            <text:p>250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25</text:p>
          </table:table-cell>
          <table:table-cell office:value-type="string" calcext:value-type="string">
            <text:p>Bent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760000" calcext:value-type="float">
            <text:p>1760000</text:p>
          </table:table-cell>
          <table:table-cell office:value-type="float" office:value="2640000" calcext:value-type="float">
            <text:p>264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r-126</text:p>
          </table:table-cell>
          <table:table-cell office:value-type="string" calcext:value-type="string">
            <text:p>Bent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1890000" calcext:value-type="float">
            <text:p>1890000</text:p>
          </table:table-cell>
          <table:table-cell office:value-type="float" office:value="2830000" calcext:value-type="float">
            <text:p>283000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9-03-04T11:05:39.573483267</dc:date>
    <meta:generator>LibreOffice/6.0.7.3$Linux_X86_64 LibreOffice_project/00m0$Build-3</meta:generator>
    <meta:editing-duration>PT4M21S</meta:editing-duration>
    <meta:editing-cycles>1</meta:editing-cycles>
    <meta:document-statistic meta:table-count="1" meta:cell-count="13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2cm" xlink:href=".." xlink:type="simple" chart:class="chart:scatter" chart:style-name="ch1">
        <chart:title svg:x="6.496cm" svg:y="0.314cm" chart:style-name="ch2">
          <text:p>Belt Filter cost</text:p>
        </chart:title>
        <chart:plot-area chart:style-name="ch3" table:cell-range-address="Sheet1.D2:Sheet1.D27 Sheet1.I2:Sheet1.I27" svg:x="1.334cm" svg:y="1.268cm" svg:width="14.346cm" svg:height="6.56cm">
          <chartooo:coordinate-region svg:x="2.78cm" svg:y="1.468cm" svg:width="12.399cm" svg:height="5.711cm"/>
          <chart:axis chart:dimension="x" chart:name="primary-x" chart:style-name="ch4">
            <chart:title svg:x="7.74cm" svg:y="8.007cm" chart:style-name="ch5">
              <text:p>Area (m2)</text:p>
            </chart:title>
          </chart:axis>
          <chart:axis chart:dimension="y" chart:name="primary-y" chart:style-name="ch4">
            <chart:title svg:x="0.451cm" svg:y="5.863cm" chart:style-name="ch6">
              <text:p>Price (2016 USD)</text:p>
            </chart:title>
            <chart:grid chart:style-name="ch7" chart:class="major"/>
          </chart:axis>
          <chart:series chart:style-name="ch8" chart:values-cell-range-address="Sheet1.I2:Sheet1.I27" chart:class="chart:scatter">
            <chart:domain table:cell-range-address="Sheet1.D2:Sheet1.D27"/>
            <chart:regression-curve chart:style-name="ch9">
              <chart:equation chart:display-equation="true" chart:display-r-square="true" svg:x="6.124cm" svg:y="5.316cm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27</svg:desc>
                </draw:g>
              </table:table-cell>
              <table:table-cell office:value-type="float" office:value="176000">
                <text:p>176000</text:p>
                <draw:g>
                  <svg:desc>Sheet1.I2:Sheet1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15000">
                <text:p>21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9000">
                <text:p>24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04000">
                <text:p>30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51000">
                <text:p>35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3000">
                <text:p>39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65000">
                <text:p>465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27000">
                <text:p>527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83000">
                <text:p>583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34000">
                <text:p>63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681000">
                <text:p>68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725000">
                <text:p>72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786000">
                <text:p>786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843000">
                <text:p>84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879000">
                <text:p>87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63000">
                <text:p>96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040000">
                <text:p>104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110000">
                <text:p>111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1180000">
                <text:p>118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240000">
                <text:p>124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360000">
                <text:p>136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1470000">
                <text:p>147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570000">
                <text:p>157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1670000">
                <text:p>167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760000">
                <text:p>176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1890000">
                <text:p>189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